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84in" fo:margin-left="0.0111in" fo:margin-right="-0.0021in" table:align="margins"/>
    </style:style>
    <style:style style:name="Tabela1.A" style:family="table-column">
      <style:table-column-properties style:column-width="0.3646in" style:rel-column-width="3574*"/>
    </style:style>
    <style:style style:name="Tabela1.B" style:family="table-column">
      <style:table-column-properties style:column-width="1.2611in" style:rel-column-width="12364*"/>
    </style:style>
    <style:style style:name="Tabela1.C" style:family="table-column">
      <style:table-column-properties style:column-width="1.3111in" style:rel-column-width="12855*"/>
    </style:style>
    <style:style style:name="Tabela1.D" style:family="table-column">
      <style:table-column-properties style:column-width="1.4097in" style:rel-column-width="13821*"/>
    </style:style>
    <style:style style:name="Tabela1.E" style:family="table-column">
      <style:table-column-properties style:column-width="2.3375in" style:rel-column-width="22921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E1" style:family="table-cell">
      <style:table-cell-properties fo:padding="0.0382in" fo:border="0.0007in solid #000000"/>
    </style:style>
    <style:style style:name="Tabela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ela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paragraph-properties fo:text-align="center" style:justify-single-word="false" fo:break-before="pag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15cc4"/>
    </style:style>
    <style:style style:name="P6" style:family="paragraph" style:parent-style-name="Table_20_Contents">
      <style:paragraph-properties fo:text-align="center" style:justify-single-word="false"/>
      <style:text-properties officeooo:paragraph-rsid="00038ba7"/>
    </style:style>
    <style:style style:name="P7" style:family="paragraph" style:parent-style-name="Table_20_Contents">
      <style:paragraph-properties fo:text-align="center" style:justify-single-word="false"/>
      <style:text-properties officeooo:rsid="00038ba7" officeooo:paragraph-rsid="00038ba7"/>
    </style:style>
    <style:style style:name="P8" style:family="paragraph" style:parent-style-name="Table_20_Contents">
      <style:paragraph-properties fo:text-align="center" style:justify-single-word="false"/>
      <style:text-properties officeooo:rsid="00199463" officeooo:paragraph-rsid="00199463"/>
    </style:style>
    <style:style style:name="P9" style:family="paragraph" style:parent-style-name="Table_20_Contents">
      <style:paragraph-properties fo:text-align="center" style:justify-single-word="false"/>
      <style:text-properties officeooo:rsid="0032fa9c" officeooo:paragraph-rsid="0032fa9c"/>
    </style:style>
    <style:style style:name="P10" style:family="paragraph" style:parent-style-name="Table_20_Contents">
      <style:paragraph-properties fo:text-align="center" style:justify-single-word="false"/>
      <style:text-properties officeooo:rsid="0058f779" officeooo:paragraph-rsid="0058f779"/>
    </style:style>
    <style:style style:name="P11" style:family="paragraph" style:parent-style-name="Strona_20_tytułowa_20_2">
      <style:text-properties officeooo:rsid="0003d361" officeooo:paragraph-rsid="0003d361"/>
    </style:style>
    <style:style style:name="P12" style:family="paragraph" style:parent-style-name="Table_20_Heading">
      <style:text-properties officeooo:rsid="00015cc4" officeooo:paragraph-rsid="00015cc4"/>
    </style:style>
    <style:style style:name="P1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P14" style:family="paragraph" style:parent-style-name="Standard">
      <style:paragraph-properties fo:margin-top="0in" fo:margin-bottom="0.139in" fo:line-height="115%" fo:text-align="center" style:justify-single-word="false" fo:break-before="page" style:text-autospace="none"/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P15" style:family="paragraph" style:parent-style-name="Text_20_body">
      <style:text-properties officeooo:paragraph-rsid="00922128"/>
    </style:style>
    <style:style style:name="P16" style:family="paragraph" style:parent-style-name="Strona_20_tytułowa_20_1" style:master-page-name="First_20_Page">
      <style:paragraph-properties style:page-number="auto"/>
    </style:style>
    <style:style style:name="P17" style:family="paragraph" style:parent-style-name="Text_20_body" style:list-style-name="L6">
      <style:text-properties officeooo:rsid="00922128" officeooo:paragraph-rsid="00a52c5c"/>
    </style:style>
    <style:style style:name="P18" style:family="paragraph" style:parent-style-name="Text_20_body">
      <style:text-properties officeooo:rsid="00922128" officeooo:paragraph-rsid="00a60453"/>
    </style:style>
    <style:style style:name="P19" style:family="paragraph" style:parent-style-name="Text_20_body">
      <style:text-properties officeooo:rsid="00922128" officeooo:paragraph-rsid="00aea8d9"/>
    </style:style>
    <style:style style:name="P20" style:family="paragraph" style:parent-style-name="Text_20_body">
      <style:text-properties officeooo:paragraph-rsid="00922128"/>
    </style:style>
    <style:style style:name="P21" style:family="paragraph" style:parent-style-name="Text_20_body">
      <style:text-properties officeooo:paragraph-rsid="009ee8c8"/>
    </style:style>
    <style:style style:name="P22" style:family="paragraph" style:parent-style-name="Text_20_body" style:list-style-name="L3">
      <style:text-properties officeooo:paragraph-rsid="009ee8c8"/>
    </style:style>
    <style:style style:name="P23" style:family="paragraph" style:parent-style-name="Text_20_body" style:list-style-name="L5">
      <style:text-properties officeooo:paragraph-rsid="00a1afd7"/>
    </style:style>
    <style:style style:name="P24" style:family="paragraph" style:parent-style-name="Text_20_body" style:list-style-name="L5">
      <style:text-properties officeooo:paragraph-rsid="00a3774b"/>
    </style:style>
    <style:style style:name="P25" style:family="paragraph" style:parent-style-name="Text_20_body" style:list-style-name="L5">
      <style:text-properties officeooo:paragraph-rsid="00a48943"/>
    </style:style>
    <style:style style:name="P26" style:family="paragraph" style:parent-style-name="Text_20_body" style:list-style-name="L5">
      <style:text-properties officeooo:paragraph-rsid="00a4e103"/>
    </style:style>
    <style:style style:name="P27" style:family="paragraph" style:parent-style-name="Text_20_body">
      <style:text-properties officeooo:paragraph-rsid="00aea8d9"/>
    </style:style>
    <style:style style:name="P28" style:family="paragraph" style:parent-style-name="Text_20_body">
      <style:text-properties officeooo:paragraph-rsid="00b00adb"/>
    </style:style>
    <style:style style:name="P29" style:family="paragraph" style:parent-style-name="Text_20_body" style:list-style-name="L7">
      <style:text-properties officeooo:paragraph-rsid="00b890fe"/>
    </style:style>
    <style:style style:name="P30" style:family="paragraph" style:parent-style-name="Text_20_body" style:list-style-name="L7">
      <style:text-properties officeooo:paragraph-rsid="00ba8376"/>
    </style:style>
    <style:style style:name="P31" style:family="paragraph" style:parent-style-name="Text_20_body">
      <style:text-properties officeooo:paragraph-rsid="00ba8376"/>
    </style:style>
    <style:style style:name="P32" style:family="paragraph" style:parent-style-name="Text_20_body">
      <style:text-properties officeooo:paragraph-rsid="00bb9403"/>
    </style:style>
    <style:style style:name="P33" style:family="paragraph" style:parent-style-name="Table_20_Contents">
      <style:paragraph-properties fo:text-align="center" style:justify-single-word="false"/>
      <style:text-properties officeooo:rsid="0032fa9c" officeooo:paragraph-rsid="009b85ec"/>
    </style:style>
    <style:style style:name="P34" style:family="paragraph" style:parent-style-name="Table_20_Contents">
      <style:paragraph-properties fo:text-align="center" style:justify-single-word="false"/>
      <style:text-properties officeooo:rsid="00900848" officeooo:paragraph-rsid="009b85ec"/>
    </style:style>
    <style:style style:name="P35" style:family="paragraph" style:parent-style-name="Table_20_Contents">
      <style:paragraph-properties fo:text-align="center" style:justify-single-word="false"/>
      <style:text-properties officeooo:rsid="0058f779" officeooo:paragraph-rsid="009b85ec"/>
    </style:style>
    <style:style style:name="P36" style:family="paragraph" style:parent-style-name="Strona_20_tytułowa_20_2">
      <style:text-properties officeooo:rsid="00900848" officeooo:paragraph-rsid="009b85ec"/>
    </style:style>
    <style:style style:name="P37" style:family="paragraph" style:parent-style-name="Heading_20_1" style:list-style-name="">
      <style:paragraph-properties>
        <style:tab-stops/>
      </style:paragraph-properties>
    </style:style>
    <style:style style:name="P38" style:family="paragraph" style:parent-style-name="Heading_20_1">
      <style:text-properties officeooo:rsid="00922128"/>
    </style:style>
    <style:style style:name="P39" style:family="paragraph" style:parent-style-name="Heading_20_1">
      <style:paragraph-properties fo:break-before="page"/>
      <style:text-properties officeooo:rsid="00922128"/>
    </style:style>
    <style:style style:name="P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b85ec" style:font-style-asian="italic" style:font-style-complex="italic"/>
    </style:style>
    <style:style style:name="T3" style:family="text">
      <style:text-properties fo:font-style="italic" officeooo:rsid="009ee8c8" style:font-style-asian="italic" style:font-style-complex="italic"/>
    </style:style>
    <style:style style:name="T4" style:family="text">
      <style:text-properties fo:font-style="italic" officeooo:rsid="00b890fe" style:font-style-asian="italic" style:font-style-complex="italic"/>
    </style:style>
    <style:style style:name="T5" style:family="text">
      <style:text-properties fo:font-style="italic" officeooo:rsid="00c240e6" style:font-style-asian="italic" style:font-style-complex="italic"/>
    </style:style>
    <style:style style:name="T6" style:family="text">
      <style:text-properties officeooo:rsid="00015cc4"/>
    </style:style>
    <style:style style:name="T7" style:family="text">
      <style:text-properties officeooo:rsid="00038ba7"/>
    </style:style>
    <style:style style:name="T8" style:family="text">
      <style:text-properties officeooo:rsid="0029d869"/>
    </style:style>
    <style:style style:name="T9" style:family="text">
      <style:text-properties officeooo:rsid="0032fa9c"/>
    </style:style>
    <style:style style:name="T10" style:family="text">
      <style:text-properties officeooo:rsid="0058f779"/>
    </style:style>
    <style:style style:name="T11" style:family="text">
      <style:text-properties officeooo:rsid="008a9c22"/>
    </style:style>
    <style:style style:name="T12" style:family="text">
      <style:text-properties officeooo:rsid="00900848"/>
    </style:style>
    <style:style style:name="T13" style:family="text">
      <style:text-properties officeooo:rsid="00922128"/>
    </style:style>
    <style:style style:name="T14" style:family="text">
      <style:text-properties officeooo:rsid="00936116"/>
    </style:style>
    <style:style style:name="T15" style:family="text">
      <style:text-properties officeooo:rsid="009b85ec"/>
    </style:style>
    <style:style style:name="T16" style:family="text">
      <style:text-properties fo:font-style="normal" officeooo:rsid="009b85ec" style:font-style-asian="normal" style:font-style-complex="normal"/>
    </style:style>
    <style:style style:name="T17" style:family="text">
      <style:text-properties fo:font-style="normal" officeooo:rsid="009bc97b" style:font-style-asian="normal" style:font-style-complex="normal"/>
    </style:style>
    <style:style style:name="T18" style:family="text">
      <style:text-properties fo:font-style="normal" officeooo:rsid="009ee8c8" style:font-style-asian="normal" style:font-style-complex="normal"/>
    </style:style>
    <style:style style:name="T19" style:family="text">
      <style:text-properties fo:font-style="normal" officeooo:rsid="00a02f09" style:font-style-asian="normal" style:font-style-complex="normal"/>
    </style:style>
    <style:style style:name="T20" style:family="text">
      <style:text-properties fo:font-style="normal" officeooo:rsid="00a15992" style:font-style-asian="normal" style:font-style-complex="normal"/>
    </style:style>
    <style:style style:name="T21" style:family="text">
      <style:text-properties fo:font-style="normal" officeooo:rsid="00a1afd7" style:font-style-asian="normal" style:font-style-complex="normal"/>
    </style:style>
    <style:style style:name="T22" style:family="text">
      <style:text-properties fo:font-style="normal" officeooo:rsid="00a3774b" style:font-style-asian="normal" style:font-style-complex="normal"/>
    </style:style>
    <style:style style:name="T23" style:family="text">
      <style:text-properties fo:font-style="normal" officeooo:rsid="00a48943" style:font-style-asian="normal" style:font-style-complex="normal"/>
    </style:style>
    <style:style style:name="T24" style:family="text">
      <style:text-properties fo:font-style="normal" officeooo:rsid="00a4e103" style:font-style-asian="normal" style:font-style-complex="normal"/>
    </style:style>
    <style:style style:name="T25" style:family="text">
      <style:text-properties fo:font-style="normal" officeooo:rsid="00b00adb" style:font-style-asian="normal" style:font-style-complex="normal"/>
    </style:style>
    <style:style style:name="T26" style:family="text">
      <style:text-properties fo:font-style="normal" officeooo:rsid="00b890fe" style:font-style-asian="normal" style:font-style-complex="normal"/>
    </style:style>
    <style:style style:name="T27" style:family="text">
      <style:text-properties fo:font-style="normal" officeooo:rsid="00b946a1" style:font-style-asian="normal" style:font-style-complex="normal"/>
    </style:style>
    <style:style style:name="T28" style:family="text">
      <style:text-properties fo:font-style="normal" officeooo:rsid="00ba8376" style:font-style-asian="normal" style:font-style-complex="normal"/>
    </style:style>
    <style:style style:name="T29" style:family="text">
      <style:text-properties fo:font-style="normal" officeooo:rsid="00bb10a3" style:font-style-asian="normal" style:font-style-complex="normal"/>
    </style:style>
    <style:style style:name="T30" style:family="text">
      <style:text-properties fo:font-style="normal" officeooo:rsid="00bd7fc8" style:font-style-asian="normal" style:font-style-complex="normal"/>
    </style:style>
    <style:style style:name="T31" style:family="text">
      <style:text-properties fo:font-style="normal" officeooo:rsid="00bf5a22" style:font-style-asian="normal" style:font-style-complex="normal"/>
    </style:style>
    <style:style style:name="T32" style:family="text">
      <style:text-properties fo:font-style="normal" officeooo:rsid="00c05f7a" style:font-style-asian="normal" style:font-style-complex="normal"/>
    </style:style>
    <style:style style:name="T33" style:family="text">
      <style:text-properties fo:font-style="normal" officeooo:rsid="00c27147" style:font-style-asian="normal" style:font-style-complex="normal"/>
    </style:style>
    <style:style style:name="T34" style:family="text">
      <style:text-properties officeooo:rsid="009bc97b"/>
    </style:style>
    <style:style style:name="T35" style:family="text">
      <style:text-properties officeooo:rsid="009d8013"/>
    </style:style>
    <style:style style:name="T36" style:family="text">
      <style:text-properties officeooo:rsid="009ee8c8"/>
    </style:style>
    <style:style style:name="T37" style:family="text">
      <style:text-properties officeooo:rsid="00a02f09"/>
    </style:style>
    <style:style style:name="T38" style:family="text">
      <style:text-properties officeooo:rsid="00a52c5c"/>
    </style:style>
    <style:style style:name="T39" style:family="text">
      <style:text-properties officeooo:rsid="00a60453"/>
    </style:style>
    <style:style style:name="T40" style:family="text">
      <style:text-properties officeooo:rsid="00a97b94"/>
    </style:style>
    <style:style style:name="T41" style:family="text">
      <style:text-properties officeooo:rsid="00ab422f"/>
    </style:style>
    <style:style style:name="T42" style:family="text">
      <style:text-properties officeooo:rsid="00aea8d9"/>
    </style:style>
    <style:style style:name="T43" style:family="text">
      <style:text-properties officeooo:rsid="00b14940"/>
    </style:style>
    <style:style style:name="T44" style:family="text">
      <style:text-properties officeooo:rsid="00b33587"/>
    </style:style>
    <style:style style:name="T45" style:family="text">
      <style:text-properties officeooo:rsid="00b444bb"/>
    </style:style>
    <style:style style:name="T46" style:family="text">
      <style:text-properties officeooo:rsid="00b54829"/>
    </style:style>
    <style:style style:name="T47" style:family="text">
      <style:text-properties officeooo:rsid="00b601b2"/>
    </style:style>
    <style:style style:name="T48" style:family="text">
      <style:text-properties officeooo:rsid="00b890fe"/>
    </style:style>
    <style:style style:name="T49" style:family="text">
      <style:text-properties officeooo:rsid="00bb9403"/>
    </style:style>
    <style:style style:name="T50" style:family="text">
      <style:text-properties officeooo:rsid="00bbfc2d"/>
    </style:style>
    <style:style style:name="T51" style:family="text">
      <style:text-properties officeooo:rsid="00c05f7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rona_20_tytułowa_20_1">Krzysztof Kusiak, Rafał Łukaszewski</text:p>
      <text:p text:style-name="Strona_20_tytułowa_20_1"/>
      <text:p text:style-name="Strona_20_tytułowa_20_1"/>
      <text:p text:style-name="Strona_20_tytułowa_20_1"/>
      <text:p text:style-name="Strona_20_tytułowa_20_1"/>
      <text:p text:style-name="Strona_20_tytułowa_20_1">Dokumentacja projektu <text:span text:style-name="T1">Under Siege</text:span></text:p>
      <text:p text:style-name="P36"><text:span text:style-name="T15">Standardy dokumentacyjne</text:span></text:p>
      <text:p text:style-name="Strona_20_tytułowa_20_2"/>
      <text:p text:style-name="P11"><text:span text:style-name="T8">1</text:span><text:span text:style-name="T15">7 stycznia 2011</text:span></text:p>
      <text:p text:style-name="P13"/>
      <text:p text:style-name="P14"/>
      <text:p text:style-name="P3">Tabela 1. Historia 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Table_20_Heading">Lp.</text:p>
            </table:table-cell>
            <table:table-cell table:style-name="Tabela1.A1" office:value-type="string">
              <text:p text:style-name="Table_20_Heading">Data</text:p>
            </table:table-cell>
            <table:table-cell table:style-name="Tabela1.A1" office:value-type="string">
              <text:p text:style-name="P12">Numer wersji</text:p>
            </table:table-cell>
            <table:table-cell table:style-name="Tabela1.A1" office:value-type="string">
              <text:p text:style-name="Table_20_Heading">Autor</text:p>
            </table:table-cell>
            <table:table-cell table:style-name="Tabela1.E1" office:value-type="string">
              <text:p text:style-name="Table_20_Heading">Opis zmian</text:p>
            </table:table-cell>
          </table:table-row>
        </table:table-header-rows>
        <table:table-row>
          <table:table-cell table:style-name="Tabela1.A2" office:value-type="string">
            <text:p text:style-name="P4">1.</text:p>
          </table:table-cell>
          <table:table-cell table:style-name="Tabela1.A2" office:value-type="string">
            <text:p text:style-name="P9"><text:span text:style-name="T10">1</text:span><text:span text:style-name="T15">5 stycznia 2011</text:span></text:p>
          </table:table-cell>
          <table:table-cell table:style-name="Tabela1.A2" office:value-type="string">
            <text:p text:style-name="P5"><text:span text:style-name="T6">0.</text:span><text:span text:style-name="T7">0</text:span><text:span text:style-name="T6">1</text:span></text:p>
          </table:table-cell>
          <table:table-cell table:style-name="Tabela1.A2" office:value-type="string">
            <text:p text:style-name="P10">Krzysztof Kusiak</text:p>
          </table:table-cell>
          <table:table-cell table:style-name="Tabela1.E2" office:value-type="string">
            <text:p text:style-name="P4">utworzenie dokumentu</text:p>
          </table:table-cell>
        </table:table-row>
        <table:table-row>
          <table:table-cell table:style-name="Tabela1.A2" office:value-type="string">
            <text:p text:style-name="P7">2.</text:p>
          </table:table-cell>
          <table:table-cell table:style-name="Tabela1.A2" office:value-type="string">
            <text:p text:style-name="P33"><text:span text:style-name="T15">16 stycznia 2011</text:span></text:p>
          </table:table-cell>
          <table:table-cell table:style-name="Tabela1.A2" office:value-type="string">
            <text:p text:style-name="P7">0.<text:span text:style-name="T10">1</text:span></text:p>
          </table:table-cell>
          <table:table-cell table:style-name="Tabela1.A2" office:value-type="string">
            <text:p text:style-name="P6"><text:span text:style-name="T9">Krzysztof Kusia</text:span><text:span text:style-name="T11">k</text:span></text:p>
          </table:table-cell>
          <table:table-cell table:style-name="Tabela1.E2" office:value-type="string">
            <text:p text:style-name="P34"><text:span text:style-name="T15">opis standardów dokumentacji</text:span></text:p>
          </table:table-cell>
        </table:table-row>
        <table:table-row>
          <table:table-cell table:style-name="Tabela1.A2" office:value-type="string">
            <text:p text:style-name="P8">3.</text:p>
          </table:table-cell>
          <table:table-cell table:style-name="Tabela1.A2" office:value-type="string">
            <text:p text:style-name="P33"><text:span text:style-name="T15">17 stycznia 2011</text:span></text:p>
          </table:table-cell>
          <table:table-cell table:style-name="Tabela1.A2" office:value-type="string">
            <text:p text:style-name="P8">0.<text:span text:style-name="T12">2</text:span></text:p>
          </table:table-cell>
          <table:table-cell table:style-name="Tabela1.A2" office:value-type="string">
            <text:p text:style-name="P8">Krzysztof Kusia<text:span text:style-name="T10">k</text:span></text:p>
          </table:table-cell>
          <table:table-cell table:style-name="Tabela1.E2" office:value-type="string">
            <text:p text:style-name="P35"><text:span text:style-name="T15">opis standardów kodu źródłowego</text:span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40">1. Wstęp <text:tab/>5</text:p>
          <text:p text:style-name="P40">2. Standardy dokumentacji<text:tab/>5</text:p>
          <text:p text:style-name="P40">3. Standardy kodu źródłowego<text:tab/>6</text:p>
        </text:index-body>
      </text:table-of-content>
      <text:h text:style-name="P37" text:outline-level="1"/>
      <text:p text:style-name="P2"/>
      <text:h text:style-name="P39" text:outline-level="1">1. Wstęp </text:h>
      <text:p text:style-name="P15"><text:span text:style-name="T13"><text:tab/></text:span><text:span text:style-name="T14">D</text:span><text:span text:style-name="T13">okument </text:span><text:span text:style-name="T14">ten </text:span><text:span text:style-name="T15">stanowi opis standardów mających zastosowanie podczas sporządzania dokumentacji oraz tworzenia kodu źródłowego w ramach projektu </text:span><text:span text:style-name="T2">Under Siege</text:span><text:span text:style-name="T16">. Zawarte tu reguły służą zapewnieniu spójności </text:span><text:span text:style-name="T17">i</text:span><text:span text:style-name="T16"> ułatwiają współpracę członków zespołu.</text:span></text:p>
      <text:h text:style-name="P38" text:outline-level="1">2. <text:span text:style-name="T34">Standardy dokumentacji</text:span></text:h>
      <text:p text:style-name="P21"><text:span text:style-name="T13"><text:tab/></text:span><text:span text:style-name="T34">Wszystkie dokumenty powstające w toku realizacji niniejszego przedsięwzięcia tworzone są za pomocą procesora tekstu Writer, wchodzącego w skład pakietu biurowego OpenOffice.org,<text:line-break/>i zapisywane w formacie </text:span><text:span text:style-name="T35">ODT (</text:span><text:span text:style-name="T34">O</text:span><text:span text:style-name="T35">penDocument Text). Dokumenty w wersji przeznaczonej jedynie do odczytu, np. te dostarczane klientom do wglądu, eksportowane są do formatu PDF<text:line-break/></text:span><text:span text:style-name="T36">z wykorzystaniem wbudowanego w pakiet OpenOffice.</text:span><text:span text:style-name="T49">org</text:span><text:span text:style-name="T36"> eksportera. </text:span></text:p>
      <text:p text:style-name="P32"><text:span text:style-name="T36"><text:tab/></text:span><text:span text:style-name="T37">Dokumenty są drukowane dwustronnie, na białym papierze formatu A4. Marginesy z każdej strony mają szerokość 0,79</text:span><text:span text:style-name="T49">″</text:span><text:span text:style-name="T37">. Pierwsza strona k</text:span><text:span text:style-name="T36">ażd</text:span><text:span text:style-name="T37">ego </text:span><text:span text:style-name="T36">dokument</text:span><text:span text:style-name="T37">u jest</text:span><text:span text:style-name="T36"> stron</text:span><text:span text:style-name="T37">ą</text:span><text:span text:style-name="T36"> tytułową, zawierającą następujące </text:span><text:span text:style-name="T50">wyśrodkowane </text:span><text:span text:style-name="T36">elementy:</text:span></text:p>
      <text:list xml:id="list1896687364" text:style-name="L3">
        <text:list-item>
          <text:p text:style-name="P22"><text:span text:style-name="T36">imiona i nazwiska autorów, ułożone w kolejności alfabetycznej wg nazwisk, oddzielone przecinkami, zapisane krojem Times New Roman o wysokości 24 punktów,</text:span></text:p>
        </text:list-item>
        <text:list-item>
          <text:p text:style-name="P22"><text:span text:style-name="T36">tytuł brzmiący „Dokumentacja projektu </text:span><text:span text:style-name="T3">Under Siege</text:span><text:span text:style-name="T18">”, zapisany krojem Times New Roman o wysokości 24 punktów, z nazwą projektu pisaną kursywą,</text:span></text:p>
        </text:list-item>
        <text:list-item>
          <text:p text:style-name="P22"><text:span text:style-name="T18">podtytuł precyzujący tematykę dokumentu, zapisany krojem Times New Roman<text:line-break/>o wys</text:span><text:span text:style-name="T30">okości</text:span><text:span text:style-name="T18"> 18 punktów,</text:span></text:p>
        </text:list-item>
        <text:list-item>
          <text:p text:style-name="P22"><text:span text:style-name="T18">dat</text:span><text:span text:style-name="T19">ę</text:span><text:span text:style-name="T18"> ostatniej aktualizacji dokumentu, </text:span><text:span text:style-name="T19">z pełną nazwą miesiąca i czterocyfrowym oznaczeniem roku, </text:span><text:span text:style-name="T23">bez początkowego zera w numerze dnia, </text:span><text:span text:style-name="T19">wydrukowaną krojem Times New Roman o wys</text:span><text:span text:style-name="T30">okości </text:span><text:span text:style-name="T19">18 punktów.</text:span></text:p>
        </text:list-item>
      </text:list>
      <text:p text:style-name="P27"><text:span text:style-name="T19"><text:tab/>Druga strona jest zawsze niezadrukowana. Na trzeciej stronie znajduje się tabela przedstawiająca historię zmian dokumentu oraz spis treści. </text:span><text:span text:style-name="T20">Na samej górze </text:span><text:span text:style-name="T21">strony </text:span><text:span text:style-name="T19">znajduje się wyśrodkowany podpis „Tabela 1. Historia zmian”, wydrukowany krojem Times New Roman<text:line-break/>o wys</text:span><text:span text:style-name="T30">okości </text:span><text:span text:style-name="T19">12 punktów. </text:span><text:span text:style-name="T21">Bezpośrednio pod nim umieszczona jest tabela zmian o następujących właściwościach:</text:span></text:p>
      <text:list xml:id="list1042665986" text:style-name="L5">
        <text:list-item>
          <text:p text:style-name="P23"><text:span text:style-name="T21">czarne, ciągłe obramowanie o grubości 0,05 punktu,</text:span></text:p>
        </text:list-item>
        <text:list-item>
          <text:p text:style-name="P23"><text:span text:style-name="T21">nagłówek będący pierwszym wierszem tabeli, z pogrubionymi napisami wydrukowanymi krojem Times New Roman o wys</text:span><text:span text:style-name="T30">okości</text:span><text:span text:style-name="T21"> 12 punktów, kolejno: „Lp.”, „Data”, „Numer wersji”, „Autor”, „Opis zmian”,</text:span></text:p>
        </text:list-item>
        <text:list-item>
          <text:p text:style-name="P23"><text:span text:style-name="T21">w kolumnie „Lp.” wpisuje się kolejne liczby naturalne zakończone kropką, zaczynając od jedynki,</text:span></text:p>
        </text:list-item>
        <text:list-item>
          <text:p text:style-name="P24"><text:span text:style-name="T22">w kolumnie „Data” podaje się datę aktualizacji w takim samym formacie jak na stronie tytułowej,</text:span></text:p>
        </text:list-item>
        <text:list-item>
          <text:p text:style-name="P25"><text:span text:style-name="T23">w kolumnie „Autor” umieszcza się imiona i nazwiska autorów oddzielone przecinkami,<text:line-break/></text:span><text:span text:style-name="T24">w dowolnej kolejności,</text:span></text:p>
        </text:list-item>
        <text:list-item>
          <text:p text:style-name="P26"><text:span text:style-name="T24">w kolumnie „Opis zmian” opisuje się dokonane zmiany, najlepiej równoważnikami zdań, zaczynając małą literą.</text:span></text:p>
        </text:list-item>
      </text:list>
      <text:p text:style-name="P28"><text:span text:style-name="T25"><text:tab/>Każda modyfikacja dokumentu powinna być odnotowana w tabeli zmian poprzez dodanie do niej wiersza zawierającego m.in. numer wersji powiększony </text:span><text:span text:style-name="T30">w stosunku do poprzedniego<text:line-break/></text:span><text:span text:style-name="T25">o liczbę z przedziału [0.01, 1.0]. </text:span><text:span text:style-name="T31">Numerację zaczyna się od wersji 0.01.</text:span></text:p>
      <text:p text:style-name="P28"><text:span text:style-name="T25"><text:tab/></text:span><text:span text:style-name="T24">Pod tabelą zmian znajduje się spis treści, z nagłówkiem brzmiącym „Spis treści”, zapisanym krojem Times New Roman Negreta o wysokości 20 punktów. Właściwy tekst spisu złożony jest </text:span><text:soft-page-break/><text:span text:style-name="T24">krojem Times New Roman o wysokości 12 punktów. Miejsce w każdej linijce spisu pomiędzy tytułem rozdziału a numerem strony jest wypełnione kropkami w celu zwiększeni</text:span><text:span text:style-name="T32">a</text:span><text:span text:style-name="T24"> czytelności.</text:span></text:p>
      <text:p text:style-name="P18"><text:span text:style-name="T38"><text:tab/>Czwarta strona każdego dokumentu jest niezadrukowana. </text:span><text:span text:style-name="T39">Numery stron umieszczone są<text:line-break/>w prawym dolnym rogu, począwszy od strony piątej, na której r</text:span><text:span text:style-name="T38">ozpoczyna się </text:span><text:span text:style-name="T39">właściwy tekst dokumentu </text:span><text:span text:style-name="T38">zapisany krojem Times New Roman o wysokości 12 punktów. </text:span><text:span text:style-name="T39">Niektóre terminy pochodzące z języków obcych zapisywane są kursywą. Dopuszczalne jest wykorzystanie pogrubienia i podkreślenia w celu wyróżnienia fragmentów tekstu. W</text:span><text:span text:style-name="T38"> </text:span><text:span text:style-name="T39">dokumentacji</text:span><text:span text:style-name="T38"> stosowane są dwa rodzaje nagłówków:</text:span></text:p>
      <text:list xml:id="list1818874243" text:style-name="L6">
        <text:list-item>
          <text:p text:style-name="P17"><text:span text:style-name="T38">nagłówek pierwszego stopnia, stosujący pogrubiony krój Times New Roman Negreta<text:line-break/>o wysokości 16,1 punktu, stosowany do wyróżniania głównych rozdziałów dokumentu,</text:span></text:p>
        </text:list-item>
        <text:list-item>
          <text:p text:style-name="P17"><text:span text:style-name="T38">nagłówek drugiego stopnia, wykorzystujący pogrubiony krój Times New Roman Negreta<text:line-break/>o wysokości 14 punktów, używany do wyróżniania podrozdziałów; </text:span><text:span text:style-name="T40">dopuszcza się też nagłówki drugiego stopnia pisane krojem Times New Roman o wysokości 12 punktów,<text:line-break/>z jednoczesnym pogrubieniem i podkreśleniem.</text:span></text:p>
        </text:list-item>
      </text:list>
      <text:p text:style-name="P19"><text:span text:style-name="T41"><text:tab/></text:span><text:span text:style-name="T42">Akapity powinny być wyjustowane, a ich pierwszy wiersz należy odsunąć od marginesu<text:line-break/>o 0.49", chyba że akapit </text:span><text:span text:style-name="T43">jest jednowierszowy</text:span><text:span text:style-name="T42">.</text:span></text:p>
      <text:p text:style-name="P19"><text:span text:style-name="T42"><text:tab/></text:span><text:span text:style-name="T44">Przypisy w tekście głównym oznaczane są liczbami w indeksie górnym. </text:span><text:span text:style-name="T51">Ich t</text:span><text:span text:style-name="T44">ekst znajduje się w dolnej części strony, oddzielony od tekstu głównego wyrównaną do lewej linią<text:line-break/>o grubości 0,05 punkt</text:span><text:span text:style-name="T51">u</text:span><text:span text:style-name="T44"> i długości 25% szerokości strony, złożony krojem Times New Roman<text:line-break/>o wysokości 10 punktów. </text:span><text:span text:style-name="T45">Numery przypisów nie są </text:span><text:span text:style-name="T46">oddzielone</text:span><text:span text:style-name="T45"> kropką </text:span><text:span text:style-name="T46">od ich treści</text:span><text:span text:style-name="T45">.</text:span></text:p>
      <text:p text:style-name="P19"><text:span text:style-name="T47"><text:tab/>W kwestiach nieokreślonych w niniejszym dokumencie stosuje się domyślne ustawienia pakietu OpenOffice.org 3.2.</text:span></text:p>
      <text:h text:style-name="P38" text:outline-level="1">3. <text:span text:style-name="T34">Standardy kodu źródłowego</text:span></text:h>
      <text:p text:style-name="P15"><text:span text:style-name="T48">Kod źródłowy tworzony w trakcie realizacji projektu powinien być zgodny z następującymi wytycznymi:</text:span></text:p>
      <text:list xml:id="list1579201330" text:style-name="L7">
        <text:list-item>
          <text:p text:style-name="P29"><text:span text:style-name="T48">nazwy klas, metod, pól, funkcji, zmiennych, stałych i przestrzeni nazw należy pisać<text:line-break/>w języku angielskim,</text:span></text:p>
        </text:list-item>
        <text:list-item>
          <text:p text:style-name="P29"><text:span text:style-name="T48">nazwy klas i przestrzeni nazw należy pisać jednym ciągiem, bez znaków podkreślenia, rozpoczynając każdy wyraz wielką literą (np. </text:span><text:span text:style-name="T4">ProductName</text:span><text:span text:style-name="T48">),</text:span></text:p>
        </text:list-item>
        <text:list-item>
          <text:p text:style-name="P29"><text:span text:style-name="T48">nazwy stałych należy pisać wielkimi literami, oddzielając poszczególne wyrazy znakiem po</text:span><text:span text:style-name="T51">d</text:span><text:span text:style-name="T48">kreślenia (np. </text:span><text:span text:style-name="T4">THIS_IS_A_CONSTANT</text:span><text:span text:style-name="T48">),</text:span></text:p>
        </text:list-item>
        <text:list-item>
          <text:p text:style-name="P29"><text:span text:style-name="T48">pozostałe nazwy powinno się zapisywać jednym ciągiem, bez znaków podkreślenia, zaczynając pierwszy wyraz małą literą, a każdy kolejny wielką literą (np. </text:span><text:span text:style-name="T4">objectCounter</text:span><text:span text:style-name="T5">State</text:span><text:span text:style-name="T48">),</text:span></text:p>
        </text:list-item>
        <text:list-item>
          <text:p text:style-name="P29"><text:span text:style-name="T48">nazwa powinna mieć wartość semantyczną, chyba że przeznaczenie jej desygnatu jest oczywiste (np. licznik w pętli </text:span><text:span text:style-name="T4">for</text:span><text:span text:style-name="T48"> może nazywać się </text:span><text:span text:style-name="T4">i</text:span><text:span text:style-name="T26"> zamiast </text:span><text:span text:style-name="T4">loopCounter</text:span><text:span text:style-name="T26">),</text:span></text:p>
        </text:list-item>
        <text:list-item>
          <text:p text:style-name="P29"><text:span text:style-name="T26">komentarze w kodzie powinny być napisane w języku polskim,</text:span></text:p>
        </text:list-item>
        <text:list-item>
          <text:p text:style-name="P29"><text:span text:style-name="T26">linie kodu dłuższe niż 80 znaków powinny być podzielone, aby dało się je wygodnie przeglądać w </text:span><text:span text:style-name="T27">klasycznych terminalach i w niskiej rozdzielczości ekranu,</text:span></text:p>
        </text:list-item>
        <text:list-item>
          <text:p text:style-name="P30"><text:span text:style-name="T28">sąsiadujące definicje </text:span><text:span text:style-name="T33">metod, klas i funkcji</text:span><text:span text:style-name="T28"> należy oddzielić pustym wierszem,</text:span></text:p>
        </text:list-item>
        <text:list-item>
          <text:p text:style-name="P30"><text:span text:style-name="T28">po obu stronach binarnych operatorów arytmetycznych </text:span><text:span text:style-name="T29">oraz operatora przypisania </text:span><text:span text:style-name="T28">należy umieścić pojedynczy odstęp.</text:span></text:p>
        </text:list-item>
      </text:list>
      <text:p text:style-name="P31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598in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a_20_tytułowa_20_1" style:display-name="Strona tytułowa 1" style:family="paragraph" style:parent-style-name="Standard" style:class="text">
      <style:paragraph-properties fo:margin-top="0in" fo:margin-bottom="0.139in" fo:line-height="115%" fo:text-align="center" style:justify-single-word="false" style:text-autospace="none"/>
      <style:text-properties style:font-name="Times New Roman" fo:font-size="24pt" style:font-name-asian="Calibri" style:font-size-asian="24pt" style:font-name-complex="Calibri" style:font-size-complex="24pt"/>
    </style:style>
    <style:style style:name="Strona_20_tytułowa_20_2" style:display-name="Strona tytułowa 2" style:family="paragraph" style:parent-style-name="Standard" style:class="text">
      <style:paragraph-properties fo:margin-top="0in" fo:margin-bottom="0.139in" fo:line-height="115%" fo:text-align="center" style:justify-single-word="false" style:text-autospace="none"/>
      <style:text-properties style:font-name="Times New Roman" fo:font-size="18pt" fo:font-style="normal" style:font-name-asian="Calibri" style:font-size-asian="18pt" style:font-style-asian="normal" style:font-name-complex="Calibri" style:font-size-complex="18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.2992in" fo:margin-right="0.0783in" fo:margin-top="0.1299in" fo:margin-bottom="0.0799in" fo:text-indent="-0.2992in" style:auto-text-indent="false">
        <style:tab-stops/>
      </style:paragraph-properties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er" style:class="index">
      <style:paragraph-properties fo:margin-left="0in" fo:margin-right="0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598in" fo:margin-bottom="0.0799in" style:page-number="auto"/>
      <style:text-properties style:font-name="Times New Roman2"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ustom_20_list_20_indent" style:display-name="Custom list indent" style:family="paragraph" style:parent-style-name="Text_20_body" style:class="text" style:master-page-name="">
      <style:paragraph-properties fo:margin-left="0.25in" fo:margin-right="0in" fo:margin-top="0in" fo:margin-bottom="0.0402in" fo:text-align="start" style:justify-single-word="false" fo:text-indent="0in" style:auto-text-indent="false" style:page-number="auto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0" style:display-name="LLS_1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1" style:display-name="LLS_1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2" style:display-name="LLS_1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3" style:display-name="LLS_1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4" style:display-name="LLS_1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5" style:display-name="LLS_1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6" style:display-name="LLS_1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7" style:display-name="LLS_1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8" style:display-name="LLS_1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2">
      <text:list-level-style-number text:level="1" text:style-name="LLS_5f_2_5f_0" style:num-suffix="." style:num-format="1">
        <style:list-level-properties text:space-before="0.25in" text:min-label-width="0.25in"/>
      </text:list-level-style-number>
      <text:list-level-style-number text:level="2" text:style-name="LLS_5f_2_5f_1" style:num-suffix="." style:num-format="a">
        <style:list-level-properties text:space-before="0.75in" text:min-label-width="0.25in"/>
      </text:list-level-style-number>
      <text:list-level-style-number text:level="3" text:style-name="LLS_5f_2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2_5f_3" style:num-suffix="." style:num-format="1">
        <style:list-level-properties text:space-before="1.75in" text:min-label-width="0.25in"/>
      </text:list-level-style-number>
      <text:list-level-style-number text:level="5" text:style-name="LLS_5f_2_5f_4" style:num-suffix="." style:num-format="a">
        <style:list-level-properties text:space-before="2.25in" text:min-label-width="0.25in"/>
      </text:list-level-style-number>
      <text:list-level-style-number text:level="6" text:style-name="LLS_5f_2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2_5f_6" style:num-suffix="." style:num-format="1">
        <style:list-level-properties text:space-before="3.25in" text:min-label-width="0.25in"/>
      </text:list-level-style-number>
      <text:list-level-style-number text:level="8" text:style-name="LLS_5f_2_5f_7" style:num-suffix="." style:num-format="a">
        <style:list-level-properties text:space-before="3.75in" text:min-label-width="0.25in"/>
      </text:list-level-style-number>
      <text:list-level-style-number text:level="9" text:style-name="LLS_5f_2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25in" text:min-label-width="0.25in"/>
      </text:list-level-style-number>
      <text:list-level-style-number text:level="2" text:style-name="LLS_5f_3_5f_1" style:num-suffix="." style:num-format="a">
        <style:list-level-properties text:space-before="0.75in" text:min-label-width="0.25in"/>
      </text:list-level-style-number>
      <text:list-level-style-number text:level="3" text:style-name="LLS_5f_3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3_5f_3" style:num-suffix="." style:num-format="1">
        <style:list-level-properties text:space-before="1.75in" text:min-label-width="0.25in"/>
      </text:list-level-style-number>
      <text:list-level-style-number text:level="5" text:style-name="LLS_5f_3_5f_4" style:num-suffix="." style:num-format="a">
        <style:list-level-properties text:space-before="2.25in" text:min-label-width="0.25in"/>
      </text:list-level-style-number>
      <text:list-level-style-number text:level="6" text:style-name="LLS_5f_3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3_5f_6" style:num-suffix="." style:num-format="1">
        <style:list-level-properties text:space-before="3.25in" text:min-label-width="0.25in"/>
      </text:list-level-style-number>
      <text:list-level-style-number text:level="8" text:style-name="LLS_5f_3_5f_7" style:num-suffix="." style:num-format="a">
        <style:list-level-properties text:space-before="3.75in" text:min-label-width="0.25in"/>
      </text:list-level-style-number>
      <text:list-level-style-number text:level="9" text:style-name="LLS_5f_3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25in" text:min-label-width="0.25in"/>
      </text:list-level-style-number>
      <text:list-level-style-number text:level="2" text:style-name="LLS_5f_4_5f_1" style:num-suffix="." style:num-format="a">
        <style:list-level-properties text:space-before="0.75in" text:min-label-width="0.25in"/>
      </text:list-level-style-number>
      <text:list-level-style-number text:level="3" text:style-name="LLS_5f_4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4_5f_3" style:num-suffix="." style:num-format="1">
        <style:list-level-properties text:space-before="1.75in" text:min-label-width="0.25in"/>
      </text:list-level-style-number>
      <text:list-level-style-number text:level="5" text:style-name="LLS_5f_4_5f_4" style:num-suffix="." style:num-format="a">
        <style:list-level-properties text:space-before="2.25in" text:min-label-width="0.25in"/>
      </text:list-level-style-number>
      <text:list-level-style-number text:level="6" text:style-name="LLS_5f_4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4_5f_6" style:num-suffix="." style:num-format="1">
        <style:list-level-properties text:space-before="3.25in" text:min-label-width="0.25in"/>
      </text:list-level-style-number>
      <text:list-level-style-number text:level="8" text:style-name="LLS_5f_4_5f_7" style:num-suffix="." style:num-format="a">
        <style:list-level-properties text:space-before="3.75in" text:min-label-width="0.25in"/>
      </text:list-level-style-number>
      <text:list-level-style-number text:level="9" text:style-name="LLS_5f_4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LS_5f_5_5f_0" style:num-suffix="." style:num-format="1">
        <style:list-level-properties text:space-before="0.25in" text:min-label-width="0.25in"/>
      </text:list-level-style-number>
      <text:list-level-style-number text:level="2" text:style-name="LLS_5f_5_5f_1" style:num-suffix="." style:num-format="a">
        <style:list-level-properties text:space-before="0.75in" text:min-label-width="0.25in"/>
      </text:list-level-style-number>
      <text:list-level-style-number text:level="3" text:style-name="LLS_5f_5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5_5f_3" style:num-suffix="." style:num-format="1">
        <style:list-level-properties text:space-before="1.75in" text:min-label-width="0.25in"/>
      </text:list-level-style-number>
      <text:list-level-style-number text:level="5" text:style-name="LLS_5f_5_5f_4" style:num-suffix="." style:num-format="a">
        <style:list-level-properties text:space-before="2.25in" text:min-label-width="0.25in"/>
      </text:list-level-style-number>
      <text:list-level-style-number text:level="6" text:style-name="LLS_5f_5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5_5f_6" style:num-suffix="." style:num-format="1">
        <style:list-level-properties text:space-before="3.25in" text:min-label-width="0.25in"/>
      </text:list-level-style-number>
      <text:list-level-style-number text:level="8" text:style-name="LLS_5f_5_5f_7" style:num-suffix="." style:num-format="a">
        <style:list-level-properties text:space-before="3.75in" text:min-label-width="0.25in"/>
      </text:list-level-style-number>
      <text:list-level-style-number text:level="9" text:style-name="LLS_5f_5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25in" text:min-label-width="0.25in"/>
      </text:list-level-style-number>
      <text:list-level-style-number text:level="2" text:style-name="LLS_5f_6_5f_1" style:num-suffix="." style:num-format="a">
        <style:list-level-properties text:space-before="0.75in" text:min-label-width="0.25in"/>
      </text:list-level-style-number>
      <text:list-level-style-number text:level="3" text:style-name="LLS_5f_6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6_5f_3" style:num-suffix="." style:num-format="1">
        <style:list-level-properties text:space-before="1.75in" text:min-label-width="0.25in"/>
      </text:list-level-style-number>
      <text:list-level-style-number text:level="5" text:style-name="LLS_5f_6_5f_4" style:num-suffix="." style:num-format="a">
        <style:list-level-properties text:space-before="2.25in" text:min-label-width="0.25in"/>
      </text:list-level-style-number>
      <text:list-level-style-number text:level="6" text:style-name="LLS_5f_6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6_5f_6" style:num-suffix="." style:num-format="1">
        <style:list-level-properties text:space-before="3.25in" text:min-label-width="0.25in"/>
      </text:list-level-style-number>
      <text:list-level-style-number text:level="8" text:style-name="LLS_5f_6_5f_7" style:num-suffix="." style:num-format="a">
        <style:list-level-properties text:space-before="3.75in" text:min-label-width="0.25in"/>
      </text:list-level-style-number>
      <text:list-level-style-number text:level="9" text:style-name="LLS_5f_6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LS_5f_7_5f_0" style:num-suffix="." style:num-format="1">
        <style:list-level-properties text:space-before="0.25in" text:min-label-width="0.25in"/>
      </text:list-level-style-number>
      <text:list-level-style-number text:level="2" text:style-name="LLS_5f_7_5f_1" style:num-suffix="." style:num-format="a">
        <style:list-level-properties text:space-before="0.75in" text:min-label-width="0.25in"/>
      </text:list-level-style-number>
      <text:list-level-style-number text:level="3" text:style-name="LLS_5f_7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7_5f_3" style:num-suffix="." style:num-format="1">
        <style:list-level-properties text:space-before="1.75in" text:min-label-width="0.25in"/>
      </text:list-level-style-number>
      <text:list-level-style-number text:level="5" text:style-name="LLS_5f_7_5f_4" style:num-suffix="." style:num-format="a">
        <style:list-level-properties text:space-before="2.25in" text:min-label-width="0.25in"/>
      </text:list-level-style-number>
      <text:list-level-style-number text:level="6" text:style-name="LLS_5f_7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7_5f_6" style:num-suffix="." style:num-format="1">
        <style:list-level-properties text:space-before="3.25in" text:min-label-width="0.25in"/>
      </text:list-level-style-number>
      <text:list-level-style-number text:level="8" text:style-name="LLS_5f_7_5f_7" style:num-suffix="." style:num-format="a">
        <style:list-level-properties text:space-before="3.75in" text:min-label-width="0.25in"/>
      </text:list-level-style-number>
      <text:list-level-style-number text:level="9" text:style-name="LLS_5f_7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LS_5f_8_5f_0" style:num-suffix="." style:num-format="1">
        <style:list-level-properties text:space-before="0.25in" text:min-label-width="0.25in"/>
      </text:list-level-style-number>
      <text:list-level-style-number text:level="2" text:style-name="LLS_5f_8_5f_1" style:num-suffix="." style:num-format="a">
        <style:list-level-properties text:space-before="0.75in" text:min-label-width="0.25in"/>
      </text:list-level-style-number>
      <text:list-level-style-number text:level="3" text:style-name="LLS_5f_8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8_5f_3" style:num-suffix="." style:num-format="1">
        <style:list-level-properties text:space-before="1.75in" text:min-label-width="0.25in"/>
      </text:list-level-style-number>
      <text:list-level-style-number text:level="5" text:style-name="LLS_5f_8_5f_4" style:num-suffix="." style:num-format="a">
        <style:list-level-properties text:space-before="2.25in" text:min-label-width="0.25in"/>
      </text:list-level-style-number>
      <text:list-level-style-number text:level="6" text:style-name="LLS_5f_8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8_5f_6" style:num-suffix="." style:num-format="1">
        <style:list-level-properties text:space-before="3.25in" text:min-label-width="0.25in"/>
      </text:list-level-style-number>
      <text:list-level-style-number text:level="8" text:style-name="LLS_5f_8_5f_7" style:num-suffix="." style:num-format="a">
        <style:list-level-properties text:space-before="3.75in" text:min-label-width="0.25in"/>
      </text:list-level-style-number>
      <text:list-level-style-number text:level="9" text:style-name="LLS_5f_8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LS_5f_9_5f_0" style:num-suffix="." style:num-format="1">
        <style:list-level-properties text:space-before="0.25in" text:min-label-width="0.25in"/>
      </text:list-level-style-number>
      <text:list-level-style-number text:level="2" text:style-name="LLS_5f_9_5f_1" style:num-suffix="." style:num-format="a">
        <style:list-level-properties text:space-before="0.75in" text:min-label-width="0.25in"/>
      </text:list-level-style-number>
      <text:list-level-style-number text:level="3" text:style-name="LLS_5f_9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9_5f_3" style:num-suffix="." style:num-format="1">
        <style:list-level-properties text:space-before="1.75in" text:min-label-width="0.25in"/>
      </text:list-level-style-number>
      <text:list-level-style-number text:level="5" text:style-name="LLS_5f_9_5f_4" style:num-suffix="." style:num-format="a">
        <style:list-level-properties text:space-before="2.25in" text:min-label-width="0.25in"/>
      </text:list-level-style-number>
      <text:list-level-style-number text:level="6" text:style-name="LLS_5f_9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9_5f_6" style:num-suffix="." style:num-format="1">
        <style:list-level-properties text:space-before="3.25in" text:min-label-width="0.25in"/>
      </text:list-level-style-number>
      <text:list-level-style-number text:level="8" text:style-name="LLS_5f_9_5f_7" style:num-suffix="." style:num-format="a">
        <style:list-level-properties text:space-before="3.75in" text:min-label-width="0.25in"/>
      </text:list-level-style-number>
      <text:list-level-style-number text:level="9" text:style-name="LLS_5f_9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text:style-name="LLS_5f_10_5f_0" style:num-suffix="." style:num-format="1">
        <style:list-level-properties text:space-before="0.25in" text:min-label-width="0.25in"/>
      </text:list-level-style-number>
      <text:list-level-style-number text:level="2" text:style-name="LLS_5f_10_5f_1" style:num-suffix="." style:num-format="a">
        <style:list-level-properties text:space-before="0.75in" text:min-label-width="0.25in"/>
      </text:list-level-style-number>
      <text:list-level-style-number text:level="3" text:style-name="LLS_5f_10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0_5f_3" style:num-suffix="." style:num-format="1">
        <style:list-level-properties text:space-before="1.75in" text:min-label-width="0.25in"/>
      </text:list-level-style-number>
      <text:list-level-style-number text:level="5" text:style-name="LLS_5f_10_5f_4" style:num-suffix="." style:num-format="a">
        <style:list-level-properties text:space-before="2.25in" text:min-label-width="0.25in"/>
      </text:list-level-style-number>
      <text:list-level-style-number text:level="6" text:style-name="LLS_5f_10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0_5f_6" style:num-suffix="." style:num-format="1">
        <style:list-level-properties text:space-before="3.25in" text:min-label-width="0.25in"/>
      </text:list-level-style-number>
      <text:list-level-style-number text:level="8" text:style-name="LLS_5f_10_5f_7" style:num-suffix="." style:num-format="a">
        <style:list-level-properties text:space-before="3.75in" text:min-label-width="0.25in"/>
      </text:list-level-style-number>
      <text:list-level-style-number text:level="9" text:style-name="LLS_5f_10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text:style-name="LLS_5f_11_5f_0" style:num-suffix="." style:num-format="1">
        <style:list-level-properties text:space-before="0.25in" text:min-label-width="0.25in"/>
      </text:list-level-style-number>
      <text:list-level-style-number text:level="2" text:style-name="LLS_5f_11_5f_1" style:num-suffix="." style:num-format="a">
        <style:list-level-properties text:space-before="0.75in" text:min-label-width="0.25in"/>
      </text:list-level-style-number>
      <text:list-level-style-number text:level="3" text:style-name="LLS_5f_11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1_5f_3" style:num-suffix="." style:num-format="1">
        <style:list-level-properties text:space-before="1.75in" text:min-label-width="0.25in"/>
      </text:list-level-style-number>
      <text:list-level-style-number text:level="5" text:style-name="LLS_5f_11_5f_4" style:num-suffix="." style:num-format="a">
        <style:list-level-properties text:space-before="2.25in" text:min-label-width="0.25in"/>
      </text:list-level-style-number>
      <text:list-level-style-number text:level="6" text:style-name="LLS_5f_11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1_5f_6" style:num-suffix="." style:num-format="1">
        <style:list-level-properties text:space-before="3.25in" text:min-label-width="0.25in"/>
      </text:list-level-style-number>
      <text:list-level-style-number text:level="8" text:style-name="LLS_5f_11_5f_7" style:num-suffix="." style:num-format="a">
        <style:list-level-properties text:space-before="3.75in" text:min-label-width="0.25in"/>
      </text:list-level-style-number>
      <text:list-level-style-number text:level="9" text:style-name="LLS_5f_11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text:style-name="LLS_5f_12_5f_0" style:num-suffix="." style:num-format="1">
        <style:list-level-properties text:space-before="0.25in" text:min-label-width="0.25in"/>
      </text:list-level-style-number>
      <text:list-level-style-number text:level="2" text:style-name="LLS_5f_12_5f_1" style:num-suffix="." style:num-format="a">
        <style:list-level-properties text:space-before="0.75in" text:min-label-width="0.25in"/>
      </text:list-level-style-number>
      <text:list-level-style-number text:level="3" text:style-name="LLS_5f_12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2_5f_3" style:num-suffix="." style:num-format="1">
        <style:list-level-properties text:space-before="1.75in" text:min-label-width="0.25in"/>
      </text:list-level-style-number>
      <text:list-level-style-number text:level="5" text:style-name="LLS_5f_12_5f_4" style:num-suffix="." style:num-format="a">
        <style:list-level-properties text:space-before="2.25in" text:min-label-width="0.25in"/>
      </text:list-level-style-number>
      <text:list-level-style-number text:level="6" text:style-name="LLS_5f_12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2_5f_6" style:num-suffix="." style:num-format="1">
        <style:list-level-properties text:space-before="3.25in" text:min-label-width="0.25in"/>
      </text:list-level-style-number>
      <text:list-level-style-number text:level="8" text:style-name="LLS_5f_12_5f_7" style:num-suffix="." style:num-format="a">
        <style:list-level-properties text:space-before="3.75in" text:min-label-width="0.25in"/>
      </text:list-level-style-number>
      <text:list-level-style-number text:level="9" text:style-name="LLS_5f_12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econd_20_page"/>
    <style:master-page style:name="Fourth_20_page" style:display-name="Fourth page" style:page-layout-name="Mpm2" style:next-style-name="Standard"/>
    <style:master-page style:name="Second_20_page" style:display-name="Second page" style:page-layout-name="Mpm3" style:next-style-name="Index"/>
    <style:master-page style:name="Index" style:page-layout-name="Mpm2" style:next-style-name="Fourth_20_page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rzysztof Kusiak</meta:initial-creator>
    <meta:creation-date>2010-10-22T23:07:20.77</meta:creation-date>
    <dc:date>2011-01-18T01:53:43</dc:date>
    <dc:creator>Krzysztof Kusiak</dc:creator>
    <meta:editing-duration>PT13H44M31S</meta:editing-duration>
    <meta:editing-cycles>221</meta:editing-cycles>
    <meta:generator>OpenOffice.org/3.2$Linux OpenOffice.org_project/320m19$Build-9505</meta:generator>
    <meta:printed-by>Krzysztof Kusiak</meta:printed-by>
    <meta:print-date>2011-01-18T01:42:52</meta:print-date>
    <meta:document-statistic meta:table-count="1" meta:image-count="0" meta:object-count="0" meta:page-count="6" meta:paragraph-count="65" meta:word-count="891" meta:character-count="6265"/>
  </office:meta>
</office:document-meta>
</file>